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="Arrow_20_concave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color="#000000" draw:fill="solid" draw:fill-color="#ffcc99" draw:auto-grow-height="true" draw:fit-to-contour="false" fo:min-height="0.711cm" fo:padding-top="0.127cm" fo:padding-bottom="0.127cm" fo:padding-left="0.254cm" fo:padding-right="0.254cm"/>
    </style:style>
    <style:style style:name="gr3" style:family="graphic" style:parent-style-name="standard">
      <style:graphic-properties svg:stroke-width="0.051cm" draw:marker-start="" draw:marker-start-width="0.254cm" draw:marker-end="Arrow_20_concave" draw:marker-end-width="0.254cm" draw:textarea-vertical-align="middle" draw:fit-to-contour="fals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color="#000000" draw:fill="solid" draw:fill-color="#ff8080" draw:auto-grow-height="true" draw:fit-to-contour="false" fo:min-height="0.711cm" fo:padding-top="0.127cm" fo:padding-bottom="0.127cm" fo:padding-left="0.254cm" fo:padding-right="0.254cm"/>
    </style:style>
    <style:style style:name="gr5" style:family="graphic" style:parent-style-name="standard">
      <style:graphic-properties svg:stroke-width="0.051cm" draw:marker-start="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6" style:family="graphic" style:parent-style-name="standard">
      <style:graphic-properties draw:stroke="solid" svg:stroke-color="#000000" draw:fill="solid" draw:fill-color="#ff8080" draw:auto-grow-height="true" draw:fit-to-contour="false" fo:min-height="0.605cm" fo:padding-top="0.127cm" fo:padding-bottom="0.127cm" fo:padding-left="0.254cm" fo:padding-right="0.254cm"/>
    </style:style>
    <style:style style:name="gr7" style:family="graphic" style:parent-style-name="standard">
      <style:graphic-properties svg:stroke-width="0.051cm" draw:marker-start="Arrow_20_concave" draw:marker-start-width="0.254cm" draw:marker-end="Arrow_20_concave" draw:marker-end-width="0.254cm" draw:fill-color="#ff8080" draw:textarea-vertical-align="middle" draw:fit-to-contour="false" fo:padding-top="0.025cm" fo:padding-bottom="0.025cm" fo:padding-left="0.025cm" fo:padding-right="0.025cm"/>
    </style:style>
    <style:style style:name="gr8" style:family="graphic" style:parent-style-name="standard">
      <style:graphic-properties draw:stroke="none" svg:stroke-width="0.051cm" svg:stroke-color="#000000" draw:marker-start="Arrow_20_concave" draw:marker-start-width="0.254cm" draw:marker-end="Arrow_20_concave" draw:marker-end-width="0.254cm" draw:fill="none" draw:fill-color="#ffffff" draw:textarea-horizontal-align="left" draw:auto-grow-height="true" draw:auto-grow-width="true" draw:fit-to-contour="false" fo:min-height="0cm" fo:min-width="3.359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51cm" svg:stroke-color="#000000" draw:marker-start="Arrow_20_concave" draw:marker-start-width="0.254cm" draw:marker-end="Arrow_20_concave" draw:marker-end-width="0.254cm" draw:fill="none" draw:fill-color="#ffffff" draw:textarea-horizontal-align="left" draw:auto-grow-height="true" draw:auto-grow-width="true" draw:fit-to-contour="false" fo:min-height="0cm" fo:min-width="2.456cm" fo:padding-top="0cm" fo:padding-bottom="0cm" fo:padding-left="0cm" fo:padding-right="0cm"/>
    </style:style>
    <style:style style:name="gr10" style:family="graphic">
      <style:graphic-properties style:protect="position size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fill-color="#cccccc" draw:textarea-vertical-align="middle"/>
    </style:style>
    <style:style style:name="gr13" style:family="graphic" style:parent-style-name="standard">
      <style:graphic-properties svg:stroke-width="0.102cm" draw:marker-start-width="0.457cm" draw:marker-end-width="0.457cm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draw:marker-start-width="0.457cm" draw:marker-end-width="0.457cm" draw:textarea-vertical-align="middle" draw:auto-grow-height="false" fo:min-height="0.749cm" fo:min-width="0.499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draw:marker-start-width="0.457cm" draw:marker-end-width="0.457cm" draw:fill-color="#47b8b8" draw:textarea-vertical-align="middle" draw:auto-grow-height="false" fo:min-height="0.749cm" fo:min-width="0.499cm" fo:padding-top="0.176cm" fo:padding-bottom="0.176cm" fo:padding-left="0.301cm" fo:padding-right="0.301cm"/>
    </style:style>
    <style:style style:name="gr16" style:family="graphic" style:parent-style-name="standard">
      <style:graphic-properties draw:stroke="solid" svg:stroke-color="#000000" draw:fill="solid" draw:fill-color="#ffcc99" draw:auto-grow-height="true" draw:fit-to-contour="false" fo:min-height="0.386cm" fo:padding-top="0.127cm" fo:padding-bottom="0.127cm" fo:padding-left="0.254cm" fo:padding-right="0.254cm"/>
    </style:style>
    <style:style style:name="gr17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000000" draw:fill="solid" draw:fill-color="#ffcc99" draw:auto-grow-height="true" draw:fit-to-contour="false" fo:min-height="0.012cm" fo:padding-top="0.127cm" fo:padding-bottom="0.127cm" fo:padding-left="0.254cm" fo:padding-right="0.254cm"/>
    </style:style>
    <style:style style:name="gr20" style:family="graphic" style:parent-style-name="standard">
      <style:graphic-properties draw:stroke="solid" svg:stroke-color="#000000" draw:fill="solid" draw:fill-color="#ff8080" draw:auto-grow-height="true" draw:fit-to-contour="false" fo:min-height="0.381cm" fo:padding-top="0.127cm" fo:padding-bottom="0.127cm" fo:padding-left="0.254cm" fo:padding-right="0.254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10pt" style:font-size-complex="10pt"/>
    </style:style>
    <style:style style:name="P3" style:family="paragraph">
      <style:paragraph-properties fo:text-align="center"/>
      <style:text-properties fo:font-size="9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9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6.35cm" svg:y1="14.017cm" svg:x2="8.128cm" svg:y2="14.017cm" draw:start-shape="id1" draw:end-shape="id2" draw:end-glue-point="3" svg:d="m6350 14017h1778">
          <text:p/>
        </draw:connector>
        <draw:frame draw:style-name="gr2" draw:text-style-name="P2" draw:id="id3" draw:layer="layout" svg:width="2.54cm" svg:height="0.967cm" svg:x="4.572cm" svg:y="11.458cm">
          <draw:text-box draw:corner-radius="0.254cm">
            <text:p><text:span text:style-name="T1">replication configuration</text:span></text:p>
          </draw:text-box>
        </draw:frame>
        <draw:frame draw:style-name="gr2" draw:text-style-name="P2" draw:id="id1" draw:layer="layout" svg:width="3.048cm" svg:height="1.323cm" svg:x="3.302cm" svg:y="13.356cm">
          <draw:text-box draw:corner-radius="0.254cm">
            <text:p><text:span text:style-name="T1">replication state engine</text:span><text:span text:style-name="T1"><text:line-break/></text:span><text:span text:style-name="T1">(master mode)</text:span></text:p>
          </draw:text-box>
          <draw:glue-point draw:id="4" svg:x="3.334cm" svg:y="5.005cm"/>
          <draw:glue-point draw:id="5" svg:x="3.334cm" svg:y="-4.994cm"/>
          <draw:glue-point draw:id="6" svg:x="-3.217cm" svg:y="-4.994cm"/>
          <draw:glue-point draw:id="7" svg:x="-2.574cm" svg:y="-0.31cm"/>
          <draw:glue-point draw:id="8" svg:x="-4.998cm" svg:y="-2.936cm"/>
          <draw:glue-point draw:id="9" svg:x="-4.998cm" svg:y="2.316cm"/>
          <draw:glue-point draw:id="10" svg:x="-1.493cm" svg:y="-4.994cm"/>
          <draw:glue-point draw:id="11" svg:x="-1.493cm" svg:y="-4.994cm"/>
          <draw:glue-point draw:id="12" svg:x="-1.493cm" svg:y="-4.994cm"/>
          <draw:glue-point draw:id="13" svg:x="-1.493cm" svg:y="-4.994cm"/>
          <draw:glue-point draw:id="14" svg:x="-1.666cm" svg:y="4.988cm"/>
          <draw:glue-point draw:id="15" svg:x="-3.217cm" svg:y="5.005cm"/>
          <draw:glue-point draw:id="16" svg:x="2.333cm" svg:y="5.005cm"/>
          <draw:glue-point draw:id="17" svg:x="-1.669cm" svg:y="-4.984cm"/>
        </draw:frame>
        <draw:connector draw:style-name="gr3" draw:text-style-name="P1" draw:layer="layout" draw:type="curve" svg:x1="5.842cm" svg:y1="12.425cm" svg:x2="5.842cm" svg:y2="13.357cm" draw:start-shape="id3" draw:start-glue-point="2" draw:end-shape="id1" draw:end-glue-point="5" svg:d="m5842 12425v932">
          <text:p/>
        </draw:connector>
        <draw:frame draw:style-name="gr4" draw:text-style-name="P2" draw:id="id5" draw:layer="layout" svg:width="3.048cm" svg:height="1.323cm" svg:x="15.494cm" svg:y="13.356cm">
          <draw:text-box draw:corner-radius="0.254cm">
            <text:p><text:span text:style-name="T1">replication state engine</text:span><text:span text:style-name="T1"><text:line-break/></text:span><text:span text:style-name="T1">(slave mode)</text:span></text:p>
          </draw:text-box>
          <draw:glue-point draw:id="4" svg:x="-3.333cm" svg:y="-4.981cm"/>
          <draw:glue-point draw:id="5" svg:x="-3.333cm" svg:y="4.988cm"/>
          <draw:glue-point draw:id="6" svg:x="3.608cm" svg:y="-4.994cm"/>
          <draw:glue-point draw:id="7" svg:x="5cm" svg:y="-2.936cm"/>
          <draw:glue-point draw:id="8" svg:x="5cm" svg:y="2.316cm"/>
          <draw:glue-point draw:id="9" svg:x="1.661cm" svg:y="-4.994cm"/>
          <draw:glue-point draw:id="10" svg:x="1.666cm" svg:y="-4.981cm"/>
          <draw:glue-point draw:id="11" svg:x="-2.333cm" svg:y="4.994cm"/>
          <draw:glue-point draw:id="12" svg:x="1.666cm" svg:y="5.003cm"/>
          <draw:glue-point draw:id="13" svg:x="3.608cm" svg:y="5.005cm"/>
        </draw:frame>
        <draw:connector draw:style-name="gr5" draw:text-style-name="P1" draw:layer="layout" draw:type="curve" svg:x1="16.002cm" svg:y1="12.389cm" svg:x2="16.003cm" svg:y2="13.359cm" draw:start-shape="id4" draw:start-glue-point="2" draw:end-shape="id5" draw:end-glue-point="4" svg:d="m16002 12389c0 726 1 241 1 970">
          <text:p/>
        </draw:connector>
        <draw:frame draw:style-name="gr2" draw:text-style-name="P2" draw:id="id2" draw:layer="layout" svg:width="2.032cm" svg:height="0.967cm" svg:x="8.128cm" svg:y="13.534cm">
          <draw:text-box draw:corner-radius="0.254cm">
            <text:p><text:span text:style-name="T1">replication transport</text:span></text:p>
          </draw:text-box>
          <draw:glue-point draw:id="4" svg:x="3.047cm" svg:y="-4.994cm"/>
        </draw:frame>
        <draw:frame draw:style-name="gr6" draw:text-style-name="P2" draw:id="id6" draw:layer="layout" svg:width="2.032cm" svg:height="0.967cm" svg:x="11.684cm" svg:y="13.534cm">
          <draw:text-box draw:corner-radius="0.254cm">
            <text:p><text:span text:style-name="T1">replication transport</text:span></text:p>
          </draw:text-box>
          <draw:glue-point draw:id="4" svg:x="-2.408cm" svg:y="-4.994cm"/>
        </draw:frame>
        <draw:connector draw:style-name="gr7" draw:text-style-name="P3" draw:layer="layout" draw:type="curve" svg:x1="11.684cm" svg:y1="14.017cm" svg:x2="10.16cm" svg:y2="14.017cm" draw:start-shape="id6" draw:end-shape="id2" svg:d="m11684 14017h-1524">
          <text:p/>
        </draw:connector>
        <draw:frame draw:style-name="gr8" draw:text-style-name="P4" draw:layer="layout" svg:width="3.359cm" svg:height="0.475cm" svg:x="5.212cm" svg:y="5.864cm">
          <draw:text-box>
            <text:p><text:span text:style-name="T2">Primary System</text:span></text:p>
          </draw:text-box>
        </draw:frame>
        <draw:frame draw:style-name="gr9" draw:text-style-name="P4" draw:layer="layout" svg:width="2.456cm" svg:height="0.475cm" svg:x="13.986cm" svg:y="5.864cm">
          <draw:text-box>
            <text:p><text:span text:style-name="T2">DR System</text:span></text:p>
          </draw:text-box>
        </draw:frame>
        <draw:connector draw:style-name="gr1" draw:text-style-name="P1" draw:layer="layout" draw:type="curve" svg:x1="17.528cm" svg:y1="7.816cm" svg:x2="17.526cm" svg:y2="9.017cm" draw:start-shape="id7" draw:start-glue-point="4" draw:end-shape="id8" svg:d="m17528 7816c0 925-2 325-2 1201">
          <text:p/>
        </draw:connector>
        <draw:connector draw:style-name="gr1" draw:text-style-name="P1" draw:layer="layout" draw:type="curve" svg:x1="13.716cm" svg:y1="14.017cm" svg:x2="15.494cm" svg:y2="14.017cm" draw:start-shape="id6" draw:start-glue-point="1" draw:end-shape="id5" svg:d="m13716 14017h1778">
          <text:p/>
        </draw:connector>
        <draw:connector draw:style-name="gr1" draw:text-style-name="P1" draw:layer="layout" draw:type="curve" svg:x1="4.317cm" svg:y1="7.821cm" svg:x2="4.318cm" svg:y2="9.004cm" draw:start-shape="id9" draw:start-glue-point="4" draw:end-shape="id10" draw:end-glue-point="0" svg:d="m4317 7821c0 907 1 316 1 1183">
          <text:p/>
        </draw:connector>
        <draw:g draw:style-name="gr10" draw:id="id11">
          <draw:custom-shape draw:style-name="gr11" draw:text-style-name="P1" draw:layer="layout" svg:width="0.931cm" svg:height="0.542cm" svg:x="8.679cm" svg:y="7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1.016cm" svg:height="0.424cm" svg:x="8.636cm" svg:y="7.538cm">
            <text:p/>
            <draw:enhanced-geometry svg:viewBox="0 0 21600 21600" draw:mirror-vertical="true" draw:glue-points="10800 0 2160 10800 10800 21600 19440 10800" draw:text-areas="4350 0 17250 21600" draw:type="flowchart-manual-operation" draw:enhanced-path="M 0 0 L 21600 0 17250 21600 4350 21600 0 0 Z N"/>
          </draw:custom-shape>
          <draw:ellipse draw:style-name="gr12" draw:text-style-name="P1" draw:layer="layout" svg:width="0.592cm" svg:height="0.338cm" svg:x="8.848cm" svg:y="7.581cm">
            <text:p/>
          </draw:ellipse>
        </draw:g>
        <draw:g draw:style-name="gr10" draw:id="id12">
          <draw:custom-shape draw:style-name="gr11" draw:text-style-name="P1" draw:layer="layout" svg:width="0.931cm" svg:height="0.542cm" svg:x="12.235cm" svg:y="7.2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1.016cm" svg:height="0.424cm" svg:x="12.192cm" svg:y="7.538cm">
            <text:p/>
            <draw:enhanced-geometry svg:viewBox="0 0 21600 21600" draw:mirror-vertical="true" draw:glue-points="10800 0 2160 10800 10800 21600 19440 10800" draw:text-areas="4350 0 17250 21600" draw:type="flowchart-manual-operation" draw:enhanced-path="M 0 0 L 21600 0 17250 21600 4350 21600 0 0 Z N"/>
          </draw:custom-shape>
          <draw:ellipse draw:style-name="gr12" draw:text-style-name="P1" draw:layer="layout" svg:width="0.592cm" svg:height="0.338cm" svg:x="12.404cm" svg:y="7.581cm">
            <text:p/>
          </draw:ellipse>
        </draw:g>
        <draw:g draw:id="id7">
          <draw:glue-point draw:id="4" svg:x="-0.26cm" svg:y="1.238cm" draw:escape-direction="down"/>
          <draw:glue-point draw:id="5" svg:x="-4.359cm" svg:y="1.249cm" draw:escape-direction="down"/>
          <draw:glue-point draw:id="6" svg:x="3.688cm" svg:y="1.249cm" draw:escape-direction="down"/>
          <draw:custom-shape draw:style-name="gr13" draw:text-style-name="P1" draw:layer="layout" svg:width="0.435cm" svg:height="0.432cm" svg:x="17.343cm" svg:y="6.6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783cm" svg:height="1.473cm" svg:x="17.169cm" svg:y="7.061cm">
            <text:p/>
            <draw:enhanced-geometry draw:glue-point-type="segments" draw:type="mso-spt100" draw:modifiers="-0.166352966030506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5" draw:text-style-name="P1" draw:layer="layout" svg:width="0.783cm" svg:height="1.473cm" svg:x="17.169cm" svg:y="7.061cm">
            <text:p/>
            <draw:enhanced-geometry draw:glue-point-type="segments" draw:type="mso-spt100" draw:modifiers="-125.702348286891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5" draw:text-style-name="P1" draw:layer="layout" svg:width="0.783cm" svg:height="1.471cm" svg:x="17.144cm" svg:y="7.063cm">
            <text:p/>
            <draw:enhanced-geometry draw:mirror-horizontal="true" draw:glue-point-type="segments" draw:type="mso-spt100" draw:modifiers="-125.702348286891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onnector draw:style-name="gr1" draw:text-style-name="P1" draw:layer="layout" draw:type="curve" svg:x1="9.652cm" svg:y1="7.581cm" svg:x2="12.192cm" svg:y2="7.581cm" draw:start-shape="id11" draw:start-glue-point="1" draw:end-shape="id12" svg:d="m9652 7581h2540">
          <text:p/>
        </draw:connector>
        <draw:connector draw:style-name="gr1" draw:text-style-name="P1" draw:layer="layout" draw:type="curve" svg:x1="4.708cm" svg:y1="7.581cm" svg:x2="8.636cm" svg:y2="7.581cm" draw:start-shape="id9" draw:start-glue-point="1" draw:end-shape="id11" draw:end-glue-point="3" svg:d="m4708 7581h3928">
          <text:p/>
        </draw:connector>
        <draw:connector draw:style-name="gr1" draw:text-style-name="P1" draw:layer="layout" draw:type="curve" svg:x1="13.208cm" svg:y1="7.581cm" svg:x2="17.145cm" svg:y2="7.581cm" draw:start-shape="id12" draw:start-glue-point="1" draw:end-shape="id7" svg:d="m13208 7581h3937">
          <text:p/>
        </draw:connector>
        <draw:g draw:id="id9">
          <draw:glue-point draw:id="4" svg:x="0.173cm" svg:y="1.265cm" draw:escape-direction="down"/>
          <draw:glue-point draw:id="5" svg:x="-3.7cm" svg:y="1.28cm" draw:escape-direction="down"/>
          <draw:glue-point draw:id="6" svg:x="3.384cm" svg:y="1.28cm" draw:escape-direction="down"/>
          <draw:custom-shape draw:style-name="gr13" draw:text-style-name="P1" draw:layer="layout" svg:width="0.435cm" svg:height="0.432cm" svg:x="4.074cm" svg:y="6.62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783cm" svg:height="1.473cm" svg:x="3.9cm" svg:y="7.061cm">
            <text:p/>
            <draw:enhanced-geometry draw:mirror-horizontal="true" draw:mirror-vertical="false" draw:glue-point-type="segments" draw:type="mso-spt100" draw:modifiers="-0.166352966030506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5" draw:text-style-name="P1" draw:layer="layout" svg:width="0.783cm" svg:height="1.473cm" svg:x="3.9cm" svg:y="7.061cm">
            <text:p/>
            <draw:enhanced-geometry draw:mirror-horizontal="true" draw:mirror-vertical="false" draw:glue-point-type="segments" draw:type="mso-spt100" draw:modifiers="-125.702348286891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5" draw:text-style-name="P1" draw:layer="layout" svg:width="0.783cm" svg:height="1.471cm" svg:x="3.925cm" svg:y="7.063cm">
            <text:p/>
            <draw:enhanced-geometry draw:mirror-horizontal="false" draw:mirror-vertical="false" draw:glue-point-type="segments" draw:type="mso-spt100" draw:modifiers="-125.702348286891 179.97268811390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frame draw:style-name="gr16" draw:text-style-name="P2" draw:id="id14" draw:layer="layout" svg:width="2.032cm" svg:height="1.323cm" svg:x="3.302cm" svg:y="17.272cm">
          <draw:text-box draw:corner-radius="0.254cm">
            <text:p><text:span text:style-name="T1">remote heartbeat sensor</text:span></text:p>
          </draw:text-box>
        </draw:frame>
        <draw:frame draw:style-name="gr4" draw:text-style-name="P2" draw:id="id13" draw:layer="layout" svg:width="2.032cm" svg:height="1.323cm" svg:x="16.51cm" svg:y="17.272cm">
          <draw:text-box draw:corner-radius="0.254cm">
            <text:p><text:span text:style-name="T1">remote heartbeat sensor</text:span></text:p>
          </draw:text-box>
        </draw:frame>
        <draw:connector draw:style-name="gr1" draw:text-style-name="P1" draw:layer="layout" draw:type="curve" svg:x1="16.51cm" svg:y1="17.933cm" svg:x2="5.334cm" svg:y2="17.933cm" draw:start-shape="id13" draw:end-shape="id14" svg:d="m16510 17933h-11176">
          <text:p/>
        </draw:connector>
        <draw:connector draw:style-name="gr1" draw:text-style-name="P1" draw:layer="layout" draw:type="curve" svg:x1="17.526cm" svg:y1="17.272cm" svg:x2="17.525cm" svg:y2="14.678cm" draw:start-shape="id13" draw:start-glue-point="0" draw:end-shape="id5" draw:end-glue-point="12" svg:d="m17526 17272c0-1944-1-647-1-2594">
          <text:p/>
        </draw:connector>
        <draw:connector draw:style-name="gr1" draw:text-style-name="P1" draw:layer="layout" draw:type="curve" svg:x1="4.319cm" svg:y1="14.676cm" svg:x2="4.318cm" svg:y2="17.272cm" draw:start-shape="id1" draw:start-glue-point="14" draw:end-shape="id14" svg:d="m4319 14676c0 1950-1 652-1 2596">
          <text:p/>
        </draw:connector>
        <draw:frame draw:style-name="gr2" draw:text-style-name="P2" draw:id="id10" draw:layer="layout" svg:width="2.54cm" svg:height="0.967cm" svg:x="3.048cm" svg:y="9.004cm">
          <draw:text-box draw:corner-radius="0.254cm">
            <text:p><text:span text:style-name="T1">GroundWork Monitor</text:span></text:p>
          </draw:text-box>
          <draw:glue-point draw:id="4" svg:x="3.141cm" svg:y="5.005cm"/>
          <draw:glue-point draw:id="5" svg:x="-2.858cm" svg:y="-4.994cm"/>
          <draw:glue-point draw:id="6" svg:x="2.896cm" svg:y="4.994cm"/>
          <draw:glue-point draw:id="7" svg:x="-5cm" svg:y="-2.109cm"/>
          <draw:glue-point draw:id="8" svg:x="-5cm" svg:y="1.83cm"/>
          <draw:glue-point draw:id="9" svg:x="5cm" svg:y="-2.109cm"/>
          <draw:glue-point draw:id="10" svg:x="5cm" svg:y="1.83cm"/>
          <draw:glue-point draw:id="11" svg:x="2.896cm" svg:y="-4.994cm"/>
          <draw:glue-point draw:id="12" svg:x="1.317cm" svg:y="-4.984cm"/>
          <draw:glue-point draw:id="13" svg:x="-0.787cm" svg:y="-4.984cm"/>
        </draw:frame>
        <draw:frame draw:style-name="gr4" draw:text-style-name="P2" draw:id="id8" draw:layer="layout" svg:width="2.54cm" svg:height="0.967cm" svg:x="16.256cm" svg:y="9.017cm">
          <draw:text-box draw:corner-radius="0.254cm">
            <text:p><text:span text:style-name="T1">GroundWork Monitor</text:span></text:p>
          </draw:text-box>
          <draw:glue-point draw:id="4" svg:x="-2.814cm" svg:y="5.005cm"/>
          <draw:glue-point draw:id="5" svg:x="3.185cm" svg:y="-4.994cm"/>
          <draw:glue-point draw:id="6" svg:x="5cm" svg:y="1.83cm"/>
          <draw:glue-point draw:id="7" svg:x="5cm" svg:y="-2.109cm"/>
          <draw:glue-point draw:id="8" svg:x="-5cm" svg:y="-2.109cm"/>
          <draw:glue-point draw:id="9" svg:x="-5cm" svg:y="1.83cm"/>
          <draw:glue-point draw:id="10" svg:x="-2.892cm" svg:y="-4.994cm"/>
          <draw:glue-point draw:id="11" svg:x="-0.787cm" svg:y="-4.994cm"/>
          <draw:glue-point draw:id="12" svg:x="1.317cm" svg:y="-4.994cm"/>
        </draw:frame>
        <draw:connector draw:style-name="gr7" draw:text-style-name="P1" draw:layer="layout" draw:type="curve" svg:x1="13.716cm" svg:y1="9.486cm" svg:x2="16.256cm" svg:y2="9.5cm" draw:start-shape="id15" draw:start-glue-point="8" draw:end-shape="id8" svg:d="m13716 9486c1906 0 637 14 2540 14">
          <text:p/>
        </draw:connector>
        <draw:custom-shape draw:style-name="gr17" draw:text-style-name="P1" draw:id="id16" draw:layer="layout" svg:width="2.032cm" svg:height="1.702cm" svg:x="8.128cm" svg:y="8.636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1" draw:id="id15" draw:layer="layout" svg:width="2.032cm" svg:height="1.702cm" svg:x="11.684cm" svg:y="8.636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" draw:text-style-name="P1" draw:layer="layout" draw:type="curve" svg:x1="5.588cm" svg:y1="9.487cm" svg:x2="8.128cm" svg:y2="9.486cm" draw:start-shape="id10" draw:end-shape="id16" draw:end-glue-point="6" svg:d="m5588 9487c1905 0 635-1 2540-1">
          <text:p/>
        </draw:connector>
        <draw:connector draw:style-name="gr1" draw:text-style-name="P1" draw:layer="layout" draw:type="curve" svg:x1="11.684cm" svg:y1="9.486cm" svg:x2="10.16cm" svg:y2="9.486cm" draw:start-shape="id15" draw:start-glue-point="6" draw:end-shape="id16" draw:end-glue-point="8" svg:d="m11684 9486h-1524">
          <text:p/>
        </draw:connector>
        <draw:connector draw:style-name="gr1" draw:text-style-name="P1" draw:layer="layout" draw:type="curve" svg:x1="4.318cm" svg:y1="13.358cm" svg:x2="4.318cm" svg:y2="9.971cm" draw:start-shape="id1" draw:start-glue-point="17" draw:end-shape="id10" draw:end-glue-point="2" svg:d="m4318 13358v-3387">
          <text:p/>
        </draw:connector>
        <draw:connector draw:style-name="gr1" draw:text-style-name="P1" draw:layer="layout" draw:type="curve" svg:x1="17.525cm" svg:y1="13.359cm" svg:x2="17.526cm" svg:y2="9.984cm" draw:start-shape="id5" draw:start-glue-point="10" draw:end-shape="id8" draw:end-glue-point="2" svg:d="m17525 13359c0-2533 1-846 1-3375">
          <text:p/>
        </draw:connector>
        <draw:frame draw:style-name="gr2" draw:text-style-name="P2" draw:id="id17" draw:layer="layout" svg:width="2.032cm" svg:height="0.967cm" svg:x="8.128cm" svg:y="11.422cm">
          <draw:text-box draw:corner-radius="0.254cm">
            <text:p><text:span text:style-name="T1">database copy</text:span></text:p>
          </draw:text-box>
        </draw:frame>
        <draw:frame draw:style-name="gr4" draw:text-style-name="P2" draw:id="id18" draw:layer="layout" svg:width="2.032cm" svg:height="0.967cm" svg:x="11.684cm" svg:y="11.422cm">
          <draw:text-box draw:corner-radius="0.254cm">
            <text:p><text:span text:style-name="T1">database copy</text:span></text:p>
          </draw:text-box>
          <draw:glue-point draw:id="4" svg:x="-2.408cm" svg:y="-4.994cm"/>
        </draw:frame>
        <draw:frame draw:style-name="gr4" draw:text-style-name="P2" draw:id="id4" draw:layer="layout" svg:width="2.54cm" svg:height="0.967cm" svg:x="14.732cm" svg:y="11.422cm">
          <draw:text-box draw:corner-radius="0.254cm">
            <text:p><text:span text:style-name="T1">replication configuration</text:span></text:p>
          </draw:text-box>
          <draw:glue-point draw:id="4" svg:x="-2.408cm" svg:y="-4.994cm"/>
        </draw:frame>
        <draw:connector draw:style-name="gr1" draw:text-style-name="P1" draw:layer="layout" draw:type="curve" svg:x1="9.144cm" svg:y1="13.534cm" svg:x2="9.144cm" svg:y2="12.389cm" draw:start-shape="id2" draw:end-shape="id17" svg:d="m9144 13534v-1145">
          <text:p/>
        </draw:connector>
        <draw:connector draw:style-name="gr1" draw:text-style-name="P1" draw:layer="layout" draw:type="curve" svg:x1="12.7cm" svg:y1="13.534cm" svg:x2="12.7cm" svg:y2="12.389cm" draw:start-shape="id6" draw:start-glue-point="0" draw:end-shape="id18" svg:d="m12700 13534v-1145">
          <text:p/>
        </draw:connector>
        <draw:connector draw:style-name="gr1" draw:text-style-name="P1" draw:layer="layout" draw:type="curve" svg:x1="12.7cm" svg:y1="10.338cm" svg:x2="12.7cm" svg:y2="11.422cm" draw:start-shape="id15" draw:end-shape="id18" draw:end-glue-point="0" svg:d="m12700 10338v1084">
          <text:p/>
        </draw:connector>
        <draw:connector draw:style-name="gr1" draw:text-style-name="P1" draw:layer="layout" draw:type="curve" svg:x1="9.144cm" svg:y1="11.422cm" svg:x2="9.144cm" svg:y2="10.338cm" draw:start-shape="id17" draw:start-glue-point="0" draw:end-shape="id16" svg:d="m9144 11422v-1084">
          <text:p/>
        </draw:connector>
        <draw:frame draw:style-name="gr19" draw:text-style-name="P2" draw:id="id19" draw:layer="layout" svg:width="2.286cm" svg:height="0.611cm" svg:x="4.699cm" svg:y="15.76cm">
          <draw:text-box draw:corner-radius="0.254cm">
            <text:p><text:span text:style-name="T1">application</text:span></text:p>
          </draw:text-box>
        </draw:frame>
        <draw:frame draw:style-name="gr2" draw:text-style-name="P2" draw:id="id21" draw:layer="layout" svg:width="2.54cm" svg:height="0.967cm" svg:x="7.874cm" svg:y="15.582cm">
          <draw:text-box draw:corner-radius="0.254cm">
            <text:p><text:span text:style-name="T1">application configuration</text:span></text:p>
          </draw:text-box>
        </draw:frame>
        <draw:frame draw:style-name="gr20" draw:text-style-name="P2" draw:id="id20" draw:layer="layout" svg:width="2.286cm" svg:height="0.635cm" svg:x="14.859cm" svg:y="15.748cm">
          <draw:text-box draw:corner-radius="0.254cm">
            <text:p><text:span text:style-name="T1">application</text:span></text:p>
          </draw:text-box>
        </draw:frame>
        <draw:frame draw:style-name="gr4" draw:text-style-name="P2" draw:id="id22" draw:layer="layout" svg:width="2.54cm" svg:height="0.967cm" svg:x="11.43cm" svg:y="15.582cm">
          <draw:text-box draw:corner-radius="0.254cm">
            <text:p><text:span text:style-name="T1">application configuration</text:span></text:p>
          </draw:text-box>
        </draw:frame>
        <draw:connector draw:style-name="gr1" draw:text-style-name="P1" draw:layer="layout" draw:type="curve" svg:x1="5.842cm" svg:y1="15.76cm" svg:x2="5.842cm" svg:y2="14.679cm" draw:start-shape="id19" draw:start-glue-point="0" draw:end-shape="id1" draw:end-glue-point="4" svg:d="m5842 15760v-1081">
          <text:p/>
        </draw:connector>
        <draw:connector draw:style-name="gr1" draw:text-style-name="P1" draw:layer="layout" draw:type="curve" svg:x1="16.003cm" svg:y1="14.676cm" svg:x2="16.002cm" svg:y2="15.748cm" draw:start-shape="id5" draw:start-glue-point="5" draw:end-shape="id20" draw:end-glue-point="0" svg:d="m16003 14676c0 807-1 271-1 1072">
          <text:p/>
        </draw:connector>
        <draw:connector draw:style-name="gr1" draw:text-style-name="P1" draw:layer="layout" draw:type="curve" svg:x1="13.97cm" svg:y1="16.053cm" svg:x2="14.859cm" svg:y2="16.065cm" draw:end-shape="id20" draw:end-glue-point="3" svg:d="m13970 16053c291 0-153 12 889 12">
          <text:p/>
        </draw:connector>
        <draw:connector draw:style-name="gr1" draw:text-style-name="P1" draw:layer="layout" draw:type="curve" svg:x1="6.985cm" svg:y1="16.065cm" svg:x2="7.874cm" svg:y2="16.062cm" draw:start-shape="id19" draw:start-glue-point="1" svg:d="m6985 16065c1042 0 598-3 889-3">
          <text:p/>
        </draw:connector>
        <draw:connector draw:style-name="gr1" draw:text-style-name="P1" draw:layer="layout" draw:type="curve" svg:x1="9.144cm" svg:y1="14.501cm" svg:x2="9.144cm" svg:y2="15.582cm" draw:start-shape="id2" draw:start-glue-point="2" draw:end-shape="id21" svg:d="m9144 14501v1081">
          <text:p/>
        </draw:connector>
        <draw:connector draw:style-name="gr1" draw:text-style-name="P1" draw:layer="layout" draw:type="curve" svg:x1="12.7cm" svg:y1="14.501cm" svg:x2="12.7cm" svg:y2="15.582cm" draw:start-shape="id6" draw:end-shape="id22" draw:end-glue-point="0" svg:d="m12700 14501v10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95%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305cm" draw:shadow-offset-y="0.305cm" draw:shadow-color="#808080" draw:shadow-opacity="9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Arial" style:font-style-name-complex="Regular" style:font-family-generic-complex="swiss" style:font-pitch-complex="variable" style:font-size-complex="9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286cm" fo:margin-bottom="2.032cm" fo:margin-left="2.54cm" fo:margin-right="2.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10T15:20:43</meta:creation-date>
    <dc:date>2010-02-19T10:04:55</dc:date>
    <meta:editing-duration>PT25H27M43S</meta:editing-duration>
    <meta:editing-cycles>121</meta:editing-cycles>
    <meta:generator>OpenOffice.org/3.1$Linux OpenOffice.org_project/310m19$Build-9420</meta:generator>
    <meta:print-date>2010-02-16T17:25:51</meta:print-date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